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9fd" officeooo:paragraph-rsid="001da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mathworks.com/help/matlab/ref/nchoosek.html#btsferg-1-b" text:style-name="Internet_20_link" text:visited-style-name="Visited_20_Internet_20_Link"><text:span text:style-name="Source_20_Text">b</text:span></text:a><text:span text:style-name="Source_20_Text"> = nchoosek(</text:span><text:a xlink:type="simple" xlink:href="https://www.mathworks.com/help/matlab/ref/nchoosek.html#btsferg-1-n" text:style-name="Internet_20_link" text:visited-style-name="Visited_20_Internet_20_Link"><text:span text:style-name="Source_20_Text">n</text:span></text:a><text:span text:style-name="Source_20_Text">,</text:span><text:a xlink:type="simple" xlink:href="https://www.mathworks.com/help/matlab/ref/nchoosek.html#btsferg-1-k" text:style-name="Internet_20_link" text:visited-style-name="Visited_20_Internet_20_Link"><text:span text:style-name="Source_20_Text">k</text:span></text:a><text:span text:style-name="Source_20_Text">)</text:span> returns the binomial coefficient, defined as <text:span text:style-name="Emphasis">n</text:span>!/((<text:span text:style-name="Emphasis">n</text:span>–<text:span text:style-name="Emphasis">k</text:span>)! <text:span text:style-name="Emphasis">k</text:span>!). This is the number of combinations of <text:span text:style-name="Source_20_Text">n</text:span> items taken <text:span text:style-name="Source_20_Text">k</text:span> at a time.</text:p>
      <text:p text:style-name="Standard"/>
      <text:p text:style-name="P1">Concatener : C = [A [5;6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Angulo Florian'</meta:initial-creator>
    <meta:creation-date>2019-02-01T10:32:27.797973941</meta:creation-date>
    <meta:generator>LibreOffice/4.3.3.2$Linux_X86_64 LibreOffice_project/430m0$Build-2</meta:generator>
    <dc:date>2019-02-01T10:51:44.116189592</dc:date>
    <dc:creator>'Angulo Florian'</dc:creator>
    <meta:editing-duration>PT2M14S</meta:editing-duration>
    <meta:editing-cycles>1</meta:editing-cycles>
    <meta:document-statistic meta:table-count="0" meta:image-count="0" meta:object-count="0" meta:page-count="1" meta:paragraph-count="2" meta:word-count="32" meta:character-count="169" meta:non-whitespace-character-count="140"/>
  </office:meta>
</office:document-meta>
</file>